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11c81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11c81" style:font-size-asian="11pt" style:font-size-complex="11pt"/>
    </style:style>
    <style:style style:name="P6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11c81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f77d19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77d19" style:font-size-asian="10pt" style:font-style-asian="normal" style:font-size-complex="10pt" style:font-style-complex="normal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444ec"/>
    </style:style>
    <style:style style:name="T2" style:family="text">
      <style:text-properties officeooo:rsid="015f19d4"/>
    </style:style>
    <style:style style:name="T3" style:family="text">
      <style:text-properties officeooo:rsid="01f11c8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2pt" style:font-size-asian="10.5pt" style:font-size-complex="12pt"/>
    </style:style>
    <style:style style:name="T7" style:family="text">
      <style:text-properties style:font-name="Liberation Serif" fo:font-size="12pt" officeooo:rsid="0118ee2a" style:font-size-asian="10.5pt" style:font-size-complex="12pt"/>
    </style:style>
    <style:style style:name="T8" style:family="text">
      <style:text-properties style:font-name="Liberation Serif" officeooo:rsid="0118ee2a"/>
    </style:style>
    <style:style style:name="T9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public class ArrayFüllen</text:span><text:line-break/>{<text:line-break/> <text:s text:c="2"/>private int[] liste;<text:line-break/> <text:s text:c="3"/><text:line-break/> <text:s text:c="2"/><text:span text:style-name="T4">public ArrayFüllen()</text:span><text:line-break/> <text:s text:c="2"/>{<text:line-break/> <text:s text:c="5"/>liste = new int[10];<text:line-break/> <text:s text:c="2"/>}<text:line-break/><text:line-break/> <text:s text:c="2"/><text:span text:style-name="T4">public void ausgeben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Console.print(liste[i] + " ");<text:line-break/> <text:s text:c="8"/>i++;<text:line-break/> <text:s text:c="5"/>}<text:line-break/> <text:s text:c="5"/>Console.println();<text:line-break/> <text:s text:c="2"/>}<text:line-break/><text:line-break/> <text:s text:c="2"/><text:span text:style-name="T4">public void eingeben()</text:span><text:line-break/> <text:s text:c="2"/>{<text:line-break/> <text:s text:c="5"/>int i;<text:line-break/> <text:s text:c="5"/>Console.println("<text:span text:style-name="T3">G</text:span>eben Sie " + liste.length + " Zahlen ein.");<text:line-break/> <text:s text:c="5"/>i = 0;<text:line-break/> <text:s text:c="5"/>while (i &lt; liste.length)<text:line-break/> <text:s text:c="5"/>{<text:line-break/> <text:s text:c="8"/>liste[i] = Console.readInt();<text:line-break/> <text:s text:c="8"/>i++;<text:line-break/> <text:s text:c="5"/>}<text:line-break/> <text:s text:c="2"/>}<text:line-break/><text:line-break/> <text:s text:c="2"/><text:span text:style-name="T4">public void füllenZufall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(int)(Math.random() * 201 - 100);<text:line-break/> <text:s text:c="8"/>i++;<text:line-break/> <text:s text:c="5"/>}<text:line-break/> <text:s text:c="2"/>}<text:line-break/><text:line-break/> <text:s text:c="2"/><text:span text:style-name="T4">public void füllenLinear10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i * 10;<text:line-break/> <text:s text:c="8"/>i++;<text:line-break/> <text:s text:c="5"/>}<text:line-break/> <text:s text:c="2"/>}<text:line-break/><text:line-break/></text:p>
      <text:p text:style-name="P4"><text:s text:c="3"/><text:span text:style-name="T4">public void füllenQuadrat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i * i;<text:line-break/> <text:s text:c="8"/>i++;<text:line-break/> <text:s text:c="5"/>}<text:line-break/> <text:s text:c="2"/>}<text:line-break/><text:line-break/> <text:s text:c="2"/><text:span text:style-name="T4">public void main()</text:span><text:line-break/> <text:s text:c="2"/>{<text:line-break/> <text:s text:c="5"/>Console.clear();<text:line-break/> <text:s text:c="5"/>Console.println("Verschiedene Füllmethoden für ein Array");<text:line-break/> <text:s text:c="5"/>eingeben();<text:line-break/> <text:s text:c="5"/>Console.println("Sie haben folgende Zahlen eingegeben:");<text:line-break/> <text:s text:c="5"/>ausgeben();<text:line-break/> <text:s text:c="7"/><text:line-break/> <text:s text:c="5"/>Console.println("Das Array wird mit Zufallszahlen gefüllt."); <text:s text:c="7"/><text:line-break/> <text:s text:c="5"/>füllenZufall();<text:line-break/> <text:s text:c="5"/>ausgeben();<text:line-break/> <text:s text:c="7"/><text:line-break/> <text:s text:c="5"/>Console.println("Das Array wird linear von 0 bis 90 gefüllt.");<text:line-break/> <text:s text:c="5"/>füllenLinear10();<text:line-break/> <text:s text:c="5"/>ausgeben();<text:line-break/> <text:s text:c="7"/><text:line-break/> <text:s text:c="5"/>Console.println("Das Array wird mit den Quadratzahlen gefüllt.");<text:line-break/> <text:s text:c="5"/>füllenQuadrat();<text:line-break/> <text:s text:c="5"/>ausgeben();<text:line-break/> <text:s text:c="2"/>}<text:line-break/>}<text:line-break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8"><draw:frame text:anchor-type="paragraph" draw:z-index="0" draw:name="Form1" draw:style-name="gr1" draw:text-style-name="P9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/text:p>
      <text:p text:style-name="P7"><text:span text:style-name="T5">F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8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444ec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rray Füllen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8:33:17.087000000</dc:date>
    <meta:editing-duration>P4DT13H10M6S</meta:editing-duration>
    <meta:editing-cycles>356</meta:editing-cycles>
    <meta:generator>LibreOffice/6.2.5.2$Windows_X86_64 LibreOffice_project/1ec314fa52f458adc18c4f025c545a4e8b22c159</meta:generator>
    <meta:print-date>2020-09-08T13:21:04.744000000</meta:print-date>
    <meta:document-statistic meta:table-count="1" meta:image-count="0" meta:object-count="0" meta:page-count="2" meta:paragraph-count="7" meta:word-count="199" meta:character-count="1756" meta:non-whitespace-character-count="1105"/>
  </office:meta>
</office:document-meta>
</file>